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818E06D8406ED58.png" manifest:media-type="image/png"/>
  <manifest:file-entry manifest:full-path="Pictures/10000000000000080000000807FF306A46823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1" draw:fill-hatch-solid="true" draw:textarea-horizontal-align="justify" draw:textarea-vertical-align="middle" draw:auto-grow-height="false" fo:min-height="6.938cm" fo:min-width="7.603cm" fo:padding-top="0.151cm" fo:padding-bottom="0.151cm" fo:padding-left="0.276cm" fo:padding-right="0.276cm"/>
    </style:style>
    <style:style style:name="gr2" style:family="graphic" style:parent-style-name="standard">
      <style:graphic-properties svg:stroke-color="#3465a4" draw:fill="bitmap" draw:fill-color="#ffffff" draw:fill-hatch-solid="true" draw:fill-image-name="Bitmap_20_1" draw:textarea-horizontal-align="justify" draw:textarea-vertical-align="middle" draw:auto-grow-height="false" fo:min-height="1.02cm" fo:min-width="7.054cm" draw:shadow="visible" draw:shadow-offset-x="-0.212cm" draw:shadow-offset-y="0.212cm" draw:shadow-opacity="50%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3465a4" draw:fill="bitmap" draw:fill-color="#ffffff" draw:fill-hatch-solid="true" draw:fill-image-name="Bitmap_20_2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5" style:family="graphic" style:parent-style-name="standard">
      <style:graphic-properties svg:stroke-color="#3465a4" draw:fill="bitmap" draw:fill-color="#ffffff" draw:fill-hatch-solid="true" draw:fill-image-name="Bitmap_20_2" draw:textarea-horizontal-align="justify" draw:textarea-vertical-align="middle" draw:auto-grow-height="false" fo:min-height="1.02cm" fo:min-width="7.054cm" draw:shadow="visible" draw:shadow-offset-x="-0.212cm" draw:shadow-offset-y="0.212cm" draw:shadow-opacity="50%"/>
    </style:style>
    <style:style style:name="gr6" style:family="graphic" style:parent-style-name="standard">
      <style:graphic-properties svg:stroke-color="#3465a4" draw:fill="solid" draw:fill-color="#85c0f9" draw:textarea-horizontal-align="justify" draw:textarea-vertical-align="middle" draw:auto-grow-height="false" fo:min-height="1.02cm" fo:min-width="7.054cm" draw:shadow="visible" draw:shadow-offset-x="-0.212cm" draw:shadow-offset-y="0.212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hatch" draw:fill-color="#ffffff" draw:fill-hatch-name="Hatching_20_1" draw:fill-hatch-solid="tru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color="#ffffff" draw:fill-hatch-solid="true" draw:fill-image-name="Bitmap_20_1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color="#ffffff" draw:fill-hatch-solid="true" draw:fill-image-name="Bitmap_20_2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85c0f9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03cm" svg:height="7.188cm" svg:x="11.88cm" svg:y="4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54cm" svg:height="1.27cm" svg:x="12.253cm" svg:y="4.727cm">
          <text:p text:style-name="P2"><text:span text:style-name="T1">AuthenticationProvid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6.028cm" svg:y1="6.027cm" svg:x2="16.028cm" svg:y2="7.17cm" svg:d="M16028 6027v1143" svg:viewBox="0 0 1 1144">
          <text:p/>
        </draw:connector>
        <draw:connector draw:style-name="gr3" draw:text-style-name="P4" draw:layer="layout" draw:type="line" svg:x1="16.028cm" svg:y1="8.628cm" svg:x2="16.028cm" svg:y2="9.771cm" svg:d="M16028 8628v1143" svg:viewBox="0 0 1 1144">
          <text:p/>
        </draw:connector>
        <draw:custom-shape draw:style-name="gr4" draw:text-style-name="P5" draw:layer="layout" svg:width="2.088cm" svg:height="0.372cm" svg:x="14.978cm" svg:y="7.1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88cm" svg:height="0.372cm" svg:x="14.978cm" svg:y="7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88cm" svg:height="0.372cm" svg:x="14.978cm" svg:y="8.2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54cm" svg:height="1.27cm" svg:x="12.247cm" svg:y="9.833cm">
          <text:p text:style-name="P2"><text:span text:style-name="T1">AuthenticationProvider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554cm" svg:height="1.27cm" svg:x="1.147cm" svg:y="6.733cm">
          <text:p text:style-name="P2"><text:span text:style-name="T1">Provi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8.674cm" svg:y1="7.477cm" svg:x2="11.849cm" svg:y2="7.477cm">
          <text:p/>
        </draw:line>
        <draw:frame draw:style-name="gr8" draw:text-style-name="P7" draw:layer="layout" svg:width="5.258cm" svg:height="1.673cm" svg:x="13.479cm" svg:y="2.252cm">
          <draw:text-box>
            <text:p text:style-name="P2"><text:span text:style-name="T3">Authentication</text:span><text:span text:style-name="T3"><text:line-break/></text:span><text:span text:style-name="T3">Provid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1" draw:display-name="Hatching 1" draw:style="single" draw:color="#85c0f9" draw:distance="0.508cm" draw:rotation="450"/>
    <draw:hatch draw:name="Hatching_20_2" draw:display-name="Hatching 2" draw:style="double" draw:color="#85c0f9" draw:distance="0.076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0:09:24.641906059</meta:creation-date>
    <dc:date>2020-02-24T14:55:29.675899548</dc:date>
    <meta:editing-duration>PT20M52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